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44C8E684D821FBC4220.jpg" manifest:media-type="image/jpeg"/>
  <manifest:file-entry manifest:full-path="Pictures/1000000000000330000004202066D5472BFCC711.pdf" manifest:media-type="application/pdf"/>
  <manifest:file-entry manifest:full-path="Pictures/1000000000000CE5000009F632630E340C272FAD.png" manifest:media-type="image/png"/>
  <manifest:file-entry manifest:full-path="Pictures/100000000000033000000420D9EED0D2B3EFC0D9.png" manifest:media-type="image/png"/>
  <manifest:file-entry manifest:full-path="Pictures/100000000000033000000420074DEADB25F713AE.png" manifest:media-type="image/png"/>
  <manifest:file-entry manifest:full-path="Pictures/1000000000000330000004206E56DCF3C65BF8FD.pdf" manifest:media-type="application/pdf"/>
  <manifest:file-entry manifest:full-path="Pictures/10000000000003300000042098633E45BE84C95B.png" manifest:media-type="image/png"/>
  <manifest:file-entry manifest:full-path="Pictures/100000000000033000000420C4D817129E485292.pdf" manifest:media-type="application/pdf"/>
  <manifest:file-entry manifest:full-path="Pictures/100000000000033000000420C7892225EEF4C23F.png" manifest:media-type="image/png"/>
  <manifest:file-entry manifest:full-path="Pictures/100000000000033000000420BE51E433A156C017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0cm" svg:y="0.744cm" svg:width="17.59cm" svg:height="22.761cm" draw:z-index="0"><draw:image xlink:href="Pictures/100000000000033000000420BE51E433A156C017.pdf" xlink:type="simple" xlink:show="embed" xlink:actuate="onLoad" loext:mime-type="application/pdf"/><draw:image xlink:href="Pictures/100000000000033000000420C7892225EEF4C23F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cm" svg:y="0.744cm" svg:width="17.59cm" svg:height="22.761cm" draw:z-index="1"><draw:image xlink:href="Pictures/100000000000033000000420C4D817129E485292.pdf" xlink:type="simple" xlink:show="embed" xlink:actuate="onLoad" loext:mime-type="application/pdf"/><draw:image xlink:href="Pictures/10000000000003300000042098633E45BE84C95B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cm" svg:y="0.744cm" svg:width="17.59cm" svg:height="22.761cm" draw:z-index="2"><draw:image xlink:href="Pictures/1000000000000330000004206E56DCF3C65BF8FD.pdf" xlink:type="simple" xlink:show="embed" xlink:actuate="onLoad" loext:mime-type="application/pdf"/><draw:image xlink:href="Pictures/100000000000033000000420074DEADB25F713AE.png" xlink:type="simple" xlink:show="embed" xlink:actuate="onLoad" loext:mime-type="image/png"/></draw:frame></text:p>
      <text:p text:style-name="Standard"><draw:frame draw:style-name="fr1" draw:name="Image4" text:anchor-type="char" svg:width="17.59cm" svg:height="22.761cm" draw:z-index="3"><draw:image xlink:href="Pictures/1000000000000330000004202066D5472BFCC711.pdf" xlink:type="simple" xlink:show="embed" xlink:actuate="onLoad" loext:mime-type="application/pdf"/><draw:image xlink:href="Pictures/100000000000033000000420D9EED0D2B3EFC0D9.png" xlink:type="simple" xlink:show="embed" xlink:actuate="onLoad" loext:mime-type="image/png"/></draw:frame><text:soft-page-break/></text:p>
      <text:p text:style-name="Standard"/>
      <text:p text:style-name="Standard"><draw:frame draw:style-name="fr1" draw:name="Image5" text:anchor-type="char" svg:width="17.59cm" svg:height="13.587cm" draw:z-index="4"><draw:image xlink:href="Pictures/1000000000000CE5000009F632630E340C272FA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.59cm" svg:height="22.761cm" draw:z-index="5"><draw:image xlink:href="Pictures/10000000000003520000044C8E684D821FBC4220.jpg" xlink:type="simple" xlink:show="embed" xlink:actuate="onLoad" loext:mime-type="image/jpe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4:58:58.599856939</meta:creation-date>
    <dc:date>2022-04-28T15:02:17.483102974</dc:date>
    <meta:editing-duration>PT3M19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6.4.7.2$Linux_X86_64 LibreOffice_project/40$Build-2</meta:generator>
  </office:meta>
</office:document-meta>
</file>